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Comparator.equals( Object param1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Comparator.BeanComparator( String property , boolean rever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eanComparator.BeanComparator( String property , Comparator comparator , boolean rever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Comparator.compare( Object param1 , Object param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eanComparator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Comparator.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mparator.BeanComparator( String property , Comparator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Comparator.BeanComparator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